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148.39pt"/>
    </style:style>
    <style:style style:name="co3" style:family="table-column">
      <style:table-column-properties fo:break-before="auto" style:column-width="349.26pt"/>
    </style:style>
    <style:style style:name="co4" style:family="table-column">
      <style:table-column-properties fo:break-before="auto" style:column-width="540.34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Linux Libertine G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Day of Challenge </text:p>
          </table:table-cell>
          <table:table-cell table:style-name="ce8" office:value-type="string" calcext:value-type="string">
            <text:p>Activities </text:p>
          </table:table-cell>
          <table:table-cell table:style-name="ce11" office:value-type="string" calcext:value-type="string">
            <text:p>Links </text:p>
          </table:table-cell>
          <table:table-cell table:style-name="ce15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08" calcext:value-type="date">
            <text:p>Monday, July 08, 2019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started the challenge after a busy week,</text:p>
          </table:table-cell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 office:value-type="string" calcext:value-type="string">
            <text:p>Catch up on Slack announcements and initiatives.</text:p>
          </table:table-cell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9" office:value-type="string" calcext:value-type="string">
            <text:p>Read pytorch paper on Transfer Learning</text:p>
          </table:table-cell>
          <table:table-cell table:style-name="ce12" office:value-type="string" calcext:value-type="string">
            <text:p><text:a xlink:href="https://cs231n.github.io/transfer-learning/" xlink:type="simple">https://cs231n.github.io/transfer-learning/</text:a></text:p>
          </table:table-cell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2" office:value-type="date" office:date-value="2019-07-09" calcext:value-type="date">
            <text:p>Tuesday, July 09, 2019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mplementing Transfer Learning Tutorial.</text:p>
          </table:table-cell>
          <table:table-cell table:style-name="ce13" office:value-type="string" calcext:value-type="string">
            <text:p><text:span text:style-name="T1"><text:a xlink:href="https://pytorch.org/tutorials/beginner/transfer_learning_tutorial.html" xlink:type="simple">https://pytorch.org/tutorials/beginner/transfer_learning_tutorial.html</text:a></text:span><text:span text:style-name="T1"> </text:span></text:p>
          </table:table-cell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2" office:value-type="string" calcext:value-type="string">
            <text:p><text:a xlink:href="https://github.com/xkaraman/60daysofudacity" xlink:type="simple">https://github.com/xkaraman/60daysofudacity</text:a></text:p>
          </table:table-cell>
          <table:table-cell table:style-name="ce16" table:number-columns-repeated="23"/>
          <table:table-cell table:number-columns-repeated="997"/>
        </table:table-row>
        <table:table-row table:style-name="ro2" table:number-rows-repeated="3">
          <table:table-cell table:style-name="ce2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0" calcext:value-type="date">
            <text:p>Wednesday, July 10, 2019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Continue PyTorch Tutorials. Read this interesting article on how PyTorch design helps write easily and concise code</text:p>
          </table:table-cell>
          <table:table-cell table:style-name="ce12" office:value-type="string" calcext:value-type="string">
            <text:p><text:a xlink:href="https://pytorch.org/tutorials/beginner/nn_tutorial.html" xlink:type="simple">https://pytorch.org/tutorials/beginner/nn_tutorial.html</text:a></text:p>
          </table:table-cell>
          <table:table-cell table:style-name="ce16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Have a look at DeepLearning.ai site and got a copy of Andrew Ng book</text:p>
          </table:table-cell>
          <table:table-cell table:style-name="ce12" office:value-type="string" calcext:value-type="string">
            <text:p><text:a xlink:href="https://www.deeplearning.ai/machine-learning-yearning/" xlink:type="simple">https://www.deeplearning.ai/machine-learning-yearning/</text:a></text:p>
          </table:table-cell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 office:value-type="string" calcext:value-type="string">
            <text:p>Read 5 chapters</text:p>
          </table:table-cell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1" calcext:value-type="date">
            <text:p>Thursday, July 11, 2019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Did a quiz on #reading_paper_discuss. I need to clear some questions on how stride and padding works apparently!</text:p>
          </table:table-cell>
          <table:table-cell table:style-name="ce12" office:value-type="string" calcext:value-type="string">
            <text:p><text:a xlink:href="https://docs.google.com/forms/d/e/1FAIpQLScj8TIp9ely9Mi_K8lnYZc3ZFMmsGQYYPjOD1kuvTaapJy0LQ/viewform?usp=sf_link" xlink:type="simple">https://docs.google.com/forms/d/e/1FAIpQLScj8TIp9ely9Mi_K8lnYZc3ZFMmsGQYYPjOD1kuvTaapJy0LQ/viewform?usp=sf_link</text:a></text:p>
          </table:table-cell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6"/>
          <table:table-cell table:style-name="ce9" office:value-type="string" calcext:value-type="string">
            <text:p>Also how convolutions works on such cases</text:p>
          </table:table-cell>
          <table:table-cell table:style-name="ce12" office:value-type="string" calcext:value-type="string">
            <text:p><text:a xlink:href="http://deeplearning.net/software/theano/tutorial/conv_arithmetic.html#no-zero-padding-unit-strides" xlink:type="simple">http://deeplearning.net/software/theano/tutorial/conv_arithmetic.html#no-zero-padding-unit-strides</text:a></text:p>
          </table:table-cell>
          <table:table-cell table:style-name="ce16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Read 2 more chapters from Andrew Ng book “Machine Learning Yearning”</text:p>
          </table:table-cell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4">
          <table:table-cell table:style-name="ce2" office:value-type="date" office:date-value="2019-07-11" calcext:value-type="date">
            <text:p>Thursday, July 11, 2019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ead through pytorch tutorial on Adversarial Example Generation and how neural networks can be attacked. Havent implemented it yet since I would like to read some more first on how attacking neural networks work</text:p>
          </table:table-cell>
          <table:table-cell table:style-name="ce12" office:value-type="string" calcext:value-type="string">
            <text:p><text:a xlink:href="https://pytorch.org/tutorials/beginner/fgsm_tutorial.html" xlink:type="simple">https://pytorch.org/tutorials/beginner/fgsm_tutorial.html</text:a></text:p>
          </table:table-cell>
          <table:table-cell table:style-name="ce16" table:number-columns-repeated="23"/>
          <table:table-cell table:number-columns-repeated="997"/>
        </table:table-row>
        <table:table-row table:style-name="ro1">
          <table:table-cell table:style-name="Default"/>
          <table:table-cell table:style-name="ce6"/>
          <table:table-cell table:style-name="ce9"/>
          <table:table-cell table:style-name="ce12" office:value-type="string" calcext:value-type="string">
            <text:p><text:a xlink:href="https://blog.ycombinator.com/how-adversarial-attacks-work/" xlink:type="simple">https://blog.ycombinator.com/how-adversarial-attacks-work/</text:a></text:p>
          </table:table-cell>
          <table:table-cell table:style-name="ce16" table:number-columns-repeated="23"/>
          <table:table-cell table:number-columns-repeated="997"/>
        </table:table-row>
        <table:table-row table:style-name="ro2" table:number-rows-repeated="2">
          <table:table-cell table:style-name="ce3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5">
          <table:table-cell table:style-name="ce2" office:value-type="date" office:date-value="2019-07-12" calcext:value-type="date">
            <text:p>Friday, July 12, 2019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Did quiz 3 on #reading_paper_discuss. It was quite useful in terms of learning since I had to go again over some concepts of differential privacy and actually made me read some portions of The Algorithmic Foundations of Differential Privacy of Cynthia Dwork and Aaron Roth</text:p>
          </table:table-cell>
          <table:table-cell table:style-name="ce12" office:value-type="string" calcext:value-type="string">
            <text:p><text:a xlink:href="http://www.cis.upenn.edu/~aaroth/Papers/privacybook.pdf" xlink:type="simple">http://www.cis.upenn.edu/~aaroth/Papers/privacybook.pdf</text:a></text:p>
          </table:table-cell>
          <table:table-cell table:style-name="ce16" table:number-columns-repeated="23"/>
          <table:table-cell table:number-columns-repeated="997"/>
        </table:table-row>
        <table:table-row table:style-name="ro2" table:number-rows-repeated="975">
          <table:table-cell table:style-name="ce3"/>
          <table:table-cell table:style-name="ce6"/>
          <table:table-cell table:style-name="ce9"/>
          <table:table-cell table:style-name="ce12"/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14"/>
          <table:table-cell table:style-name="ce16" table:number-columns-repeated="23"/>
          <table:table-cell table:number-columns-repeated="997"/>
        </table:table-row>
        <table:table-row table:style-name="ro6" table:number-rows-repeated="104757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00/00/0000</text:date>, <text:time style:data-style-name="N2" text:time-value="21:07:06.658520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13T21:13:44.145353273</dc:date>
    <meta:editing-duration>PT2H34M34S</meta:editing-duration>
    <meta:editing-cycles>7</meta:editing-cycles>
    <meta:document-statistic meta:table-count="1" meta:cell-count="38" meta:object-count="0"/>
  </office:meta>
</office:document-meta>
</file>